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236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2.8646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426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20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>
            <text:p>Provider 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ovid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Measurement Unit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office:value-type="string">
            <text:p>PRT-0001</text:p>
          </table:table-cell>
          <table:table-cell office:value-type="string">
            <text:p>LED</text:p>
          </table:table-cell>
          <table:table-cell office:value-type="string">
            <text:p>Light Emitting Diode for superficial assembly</text:p>
          </table:table-cell>
          <table:table-cell office:value-type="string">
            <text:p>ElectronicsPro+++</text:p>
          </table:table-cell>
          <table:table-cell office:value-type="float" office:value="1">
            <text:p>1</text:p>
          </table:table-cell>
          <table:table-cell office:value-type="string">
            <text:p>Piece</text:p>
          </table:table-cell>
          <table:table-cell table:number-columns-repeated="2" office:value-type="float" office:value="0.15">
            <text:p>$0.15 </text:p>
          </table:table-cell>
        </table:table-row>
        <table:table-row table:style-name="ro1">
          <table:table-cell office:value-type="string">
            <text:p>DFR.2234</text:p>
          </table:table-cell>
          <table:table-cell office:value-type="string">
            <text:p>330Ohm Resistor</text:p>
          </table:table-cell>
          <table:table-cell office:value-type="string">
            <text:p>330Ohm Â½ Watt Carbon Resistor</text:p>
          </table:table-cell>
          <table:table-cell office:value-type="string">
            <text:p>Mecha2013</text:p>
          </table:table-cell>
          <table:table-cell office:value-type="float" office:value="1">
            <text:p>1</text:p>
          </table:table-cell>
          <table:table-cell office:value-type="string">
            <text:p>Piece</text:p>
          </table:table-cell>
          <table:table-cell table:number-columns-repeated="2" office:value-type="float" office:value="0.25">
            <text:p>$0.25 </text:p>
          </table:table-cell>
        </table:table-row>
        <table:table-row table:style-name="ro1">
          <table:table-cell office:value-type="string">
            <text:p>CON3322453</text:p>
          </table:table-cell>
          <table:table-cell office:value-type="string">
            <text:p>Pins</text:p>
          </table:table-cell>
          <table:table-cell office:value-type="string">
            <text:p>Breakout pins, two lines</text:p>
          </table:table-cell>
          <table:table-cell office:value-type="string">
            <text:p>WaveMatic3054</text:p>
          </table:table-cell>
          <table:table-cell office:value-type="float" office:value="1">
            <text:p>1</text:p>
          </table:table-cell>
          <table:table-cell office:value-type="string">
            <text:p>Piece</text:p>
          </table:table-cell>
          <table:table-cell table:number-columns-repeated="2" office:value-type="float" office:value="0.1">
            <text:p>$0.10 </text:p>
          </table:table-cell>
        </table:table-row>
        <table:table-row table:style-name="ro1">
          <table:table-cell office:value-type="string">
            <text:p>BRD00343234</text:p>
          </table:table-cell>
          <table:table-cell office:value-type="string">
            <text:p>Copper tablet</text:p>
          </table:table-cell>
          <table:table-cell office:value-type="string">
            <text:p>Copper tablet for electronic circuits</text:p>
          </table:table-cell>
          <table:table-cell office:value-type="string">
            <text:p>ChemPro2213</text:p>
          </table:table-cell>
          <table:table-cell office:value-type="float" office:value="1">
            <text:p>1</text:p>
          </table:table-cell>
          <table:table-cell office:value-type="string">
            <text:p>Piece</text:p>
          </table:table-cell>
          <table:table-cell table:number-columns-repeated="2" office:value-type="float" office:value="2.5">
            <text:p>$2.50 </text:p>
          </table:table-cell>
        </table:table-row>
        <table:table-row table:style-name="ro1">
          <table:table-cell office:value-type="string">
            <text:p>N/D</text:p>
          </table:table-cell>
          <table:table-cell office:value-type="string">
            <text:p>Loose cable</text:p>
          </table:table-cell>
          <table:table-cell office:value-type="string">
            <text:p>Loose cable for connections</text:p>
          </table:table-cell>
          <table:table-cell office:value-type="string">
            <text:p>--recycled--</text:p>
          </table:table-cell>
          <table:table-cell office:value-type="float" office:value="50">
            <text:p>50</text:p>
          </table:table-cell>
          <table:table-cell office:value-type="string">
            <text:p>cm</text:p>
          </table:table-cell>
          <table:table-cell table:number-columns-repeated="2" office:value-type="float" office:value="0">
            <text:p>$0.00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Zen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12/15/2013</text:date>, <text:time>08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2-15T08:19:17.87</dc:date>
    <dc:creator>Emilio Velis</dc:creator>
    <meta:editing-duration>PT1M25S</meta:editing-duration>
    <meta:editing-cycles>4</meta:editing-cycles>
    <meta:document-statistic meta:table-count="1" meta:cell-count="48" meta:object-count="0"/>
  </office:meta>
</office:document-meta>
</file>